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20000030B000001931E2516F7.svm" manifest:media-type=""/>
  <manifest:file-entry manifest:full-path="Pictures/20000032000003ED0000016262AF9354.svm" manifest:media-type=""/>
  <manifest:file-entry manifest:full-path="Pictures/200000420000030B0000018FF4A84C50.svm" manifest:media-type=""/>
  <manifest:file-entry manifest:full-path="Pictures/200000420000030B0000018F9325F133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047cm" draw:stroke-linejoin="miter" draw:fill="none"/>
    </style:style>
    <style:style style:name="gr3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4" style:family="graphic" style:parent-style-name="standard">
      <style:graphic-properties draw:stroke="none" svg:stroke-width="0.047cm" draw:stroke-linejoin="miter" draw:fill="solid" draw:fill-color="#cfe2f3"/>
    </style:style>
    <style:style style:name="gr5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6" style:family="graphic" style:parent-style-name="standard">
      <style:graphic-properties draw:stroke="none" svg:stroke-width="0.047cm" draw:stroke-linejoin="miter" draw:fill="solid" draw:fill-color="#d9ead3"/>
    </style:style>
    <style:style style:name="gr7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u^0_1 | \hat{u}^0_1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u^0_2 | \hat{u}^0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32§display§\hat{u}^0_5 | u^0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.159cm" svg:x="9.272cm" svg:y="2.28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20.999cm" svg:height="12.371cm" svg:x="0cm" svg:y="0cm" svg:viewBox="0 0 21000 12372" draw:points="0,0 21000,0 21000,12372 0,12372">
          <text:p/>
        </draw:polygon>
        <draw:polygon draw:style-name="gr3" draw:layer="layout" svg:width="21.038cm" svg:height="12.372cm" svg:x="0cm" svg:y="0cm" svg:viewBox="0 0 21039 12373" draw:points="0,0 21039,0 21039,12373 0,12373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5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5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olygon draw:style-name="gr5" draw:layer="layout" svg:width="8.88cm" svg:height="2.385cm" svg:x="0cm" svg:y="4.926cm" svg:viewBox="0 0 8881 2386" draw:points="0,595 7688,596 7688,0 8881,1193 7688,2386 7688,1789 0,1788">
          <text:p/>
        </draw:polygon>
        <draw:path draw:style-name="gr4" draw:layer="layout" svg:width="1.904cm" svg:height="1.939cm" svg:x="13.081cm" svg:y="5.461cm" svg:viewBox="0 0 1905 1940" svg:d="m0 970c0-536 426-970 953-970 252 0 495 102 673 284 179 182 279 429 279 686 0 536-426 970-952 970s-953-434-953-970z">
          <text:p/>
        </draw:path>
        <draw:path draw:style-name="gr5" draw:layer="layout" svg:width="1.904cm" svg:height="1.939cm" svg:x="13.081cm" svg:y="5.461cm" svg:viewBox="0 0 1905 1940" svg:d="m0 970c0-536 426-970 953-970 252 0 495 102 673 284 179 182 279 429 279 686 0 536-426 970-952 970s-953-434-953-970z">
          <text:p/>
        </draw:path>
        <draw:polygon draw:style-name="gr6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5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6" draw:layer="layout" svg:width="6.372cm" svg:height="3.152cm" svg:x="18.122cm" svg:y="7.014cm" svg:viewBox="0 0 6373 3153" draw:points="322,0 5471,1558 5632,1027 6373,2411 4989,3153 5149,2621 0,1063">
          <text:p/>
        </draw:polygon>
        <draw:polygon draw:style-name="gr5" draw:layer="layout" svg:width="6.372cm" svg:height="3.152cm" svg:x="18.122cm" svg:y="7.014cm" svg:viewBox="0 0 6373 3153" draw:points="322,0 5471,1558 5632,1027 6373,2411 4989,3153 5149,2621 0,1063">
          <text:p/>
        </draw:polygon>
        <draw:frame draw:style-name="gr7" draw:text-style-name="P1" draw:layer="layout" svg:width="3.253cm" svg:height="1.143cm" svg:x="5.51cm" svg:y="0.381cm">
          <draw:image xlink:href="Pictures/20000032000003ED0000016262AF9354.svm" xlink:type="simple" xlink:show="embed" xlink:actuate="onLoad">
            <text:p/>
          </draw:image>
        </draw:frame>
        <draw:frame draw:style-name="gr8" draw:text-style-name="P1" draw:layer="layout" svg:width="3.782cm" svg:height="1.259cm" svg:x="17.925cm" svg:y="0.508cm">
          <draw:image xlink:href="Pictures/20000032000004250000016265A121D9.svm" xlink:type="simple" xlink:show="embed" xlink:actuate="onLoad">
            <text:p/>
          </draw:image>
        </draw:frame>
        <draw:frame draw:style-name="gr9" draw:text-style-name="P1" draw:layer="layout" svg:width="0.713cm" svg:height="0.896cm" svg:x="13.645cm" svg:y="5.895cm">
          <draw:image xlink:href="Pictures/2000000A000000C7000000FAD57FA828.svm" xlink:type="simple" xlink:show="embed" xlink:actuate="onLoad">
            <text:p/>
          </draw:image>
        </draw:frame>
        <draw:frame draw:style-name="gr10" draw:text-style-name="P1" draw:layer="layout" svg:width="2.49cm" svg:height="1.274cm" svg:x="9.771cm" svg:y="2.794cm">
          <draw:image xlink:href="Pictures/200000420000030B0000018FF4A84C50.svm" xlink:type="simple" xlink:show="embed" xlink:actuate="onLoad">
            <text:p/>
          </draw:image>
        </draw:frame>
        <draw:frame draw:style-name="gr11" draw:text-style-name="P1" draw:layer="layout" svg:width="2.49cm" svg:height="1.274cm" svg:x="9.144cm" svg:y="5.457cm">
          <draw:image xlink:href="Pictures/200000420000030B0000018F9325F133.svm" xlink:type="simple" xlink:show="embed" xlink:actuate="onLoad">
            <text:p/>
          </draw:image>
        </draw:frame>
        <draw:frame draw:style-name="gr11" draw:text-style-name="P1" draw:layer="layout" svg:width="2.49cm" svg:height="1.274cm" svg:x="10.414cm" svg:y="8.759cm">
          <draw:image xlink:href="Pictures/200000420000030B0000018F9325F133.svm" xlink:type="simple" xlink:show="embed" xlink:actuate="onLoad">
            <text:p/>
          </draw:image>
        </draw:frame>
        <draw:frame draw:style-name="gr11" draw:text-style-name="P1" draw:layer="layout" svg:width="2.49cm" svg:height="1.274cm" svg:x="10.414cm" svg:y="8.759cm">
          <draw:image xlink:href="Pictures/200000420000030B0000018F9325F133.svm" xlink:type="simple" xlink:show="embed" xlink:actuate="onLoad">
            <text:p/>
          </draw:image>
        </draw:frame>
        <draw:frame draw:style-name="gr12" draw:text-style-name="P1" draw:layer="layout" svg:width="2.49cm" svg:height="1.286cm" svg:x="15.417cm" svg:y="6.842cm">
          <draw:image xlink:href="Pictures/200000420000030B000001931E2516F7.svm" xlink:type="simple" xlink:show="embed" xlink:actuate="onLoad">
            <text:p/>
          </draw:image>
        </draw:frame>
        <draw:frame draw:style-name="gr12" draw:text-style-name="P1" draw:layer="layout" svg:width="2.49cm" svg:height="1.286cm" svg:x="15.163cm" svg:y="4.318cm">
          <draw:image xlink:href="Pictures/200000420000030B000001931E2516F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10T17:13:28</dc:date>
    <dc:creator>Jack Reilly</dc:creator>
    <meta:generator>LibreOffice/3.6$MacOSX_x86 LibreOffice_project/2ef5aff-a6fb0ff-166bdff-cf087ad-0f1389</meta:generator>
    <meta:editing-duration>PT46M53S</meta:editing-duration>
    <meta:editing-cycles>11</meta:editing-cycles>
    <meta:document-statistic meta:object-count="24"/>
  </office:meta>
</office:document-meta>
</file>